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ergio Neddi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ergio Neddi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ificato con versione trovata su Backup Disk I.d64 (dumpclub64.it - 35a sessione) che ha alcuni errori di digitazione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disk10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Confrontato con programma trovato su MC link.</text:p>
          </table:table-cell>
          <table:table-cell table:number-columns-repeated="5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X-MEM</text:p>
          </table:table-cell>
          <table:table-cell table:style-name="ce10" office:value-type="string" calcext:value-type="string">
            <text:p>Giuseppe Cameroni e Giaucaria Morella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/00/0000</text:date>, <text:time style:data-style-name="N2" text:time-value="15:43:16.97590235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6T18:48:53.262081336</dc:date>
    <meta:editing-cycles>251</meta:editing-cycles>
    <meta:editing-duration>P6DT7M25S</meta:editing-duration>
    <meta:generator>LibreOffice/24.2.4.2$Linux_X86_64 LibreOffice_project/420$Build-2</meta:generator>
    <meta:document-statistic meta:table-count="1" meta:cell-count="4023" meta:object-count="0"/>
  </office:meta>
</office:document-meta>
</file>